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fo:language="ru" fo:country="RU" style:text-underline-style="none" fo:font-weight="bold" officeooo:rsid="001d05c9" officeooo:paragraph-rsid="001d05c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style:font-size-asian="14pt" style:font-size-complex="14pt"/>
    </style:style>
    <style:style style:name="P5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Times New Roman" fo:font-size="20pt" style:font-size-asian="20pt" style:font-size-complex="20pt"/>
    </style:style>
    <style:style style:name="P6" style:family="paragraph" style:parent-style-name="Standard" style:list-style-name="WWNum1">
      <style:paragraph-properties fo:margin-left="0.635cm" fo:margin-right="0cm" fo:margin-top="0cm" fo:margin-bottom="0.353cm" loext:contextual-spacing="false" fo:line-height="115%" fo:text-indent="-0.635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Calibri" fo:font-size="20pt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style:font-name="Calibri" fo:font-size="20pt" style:text-underline-style="none" fo:font-weight="bold" style:font-size-asian="20pt" style:font-weight-asian="bold"/>
    </style:style>
    <style:style style:name="T3" style:family="text">
      <style:text-properties style:font-name="Calibri" fo:font-size="20pt" fo:font-weight="bold" style:font-size-asian="20pt" style:font-weight-asian="bold"/>
    </style:style>
    <style:style style:name="T4" style:family="text">
      <style:text-properties style:font-name="Calibri" fo:font-size="14pt" style:text-underline-style="none" fo:font-weight="bold" style:font-size-asian="14pt" style:font-weight-asian="bold"/>
    </style:style>
    <style:style style:name="T5" style:family="text">
      <style:text-properties style:font-name="Calibri" fo:font-size="14pt" style:text-underline-style="none" style:font-size-asian="14pt"/>
    </style:style>
    <style:style style:name="T6" style:family="text">
      <style:text-properties style:font-name="Calibri" fo:font-size="11pt" style:text-underline-style="none" fo:font-weight="bold" style:font-size-asian="11pt" style:font-weight-asian="bold"/>
    </style:style>
    <style:style style:name="T7" style:family="text">
      <style:text-properties style:font-name="Calibri" fo:font-size="11pt" style:text-underline-style="none" style:font-size-asian="11pt"/>
    </style:style>
    <style:style style:name="T8" style:family="text">
      <style:text-properties style:font-name="Calibri" fo:font-size="11pt" fo:language="en" fo:country="US" style:text-underline-style="none" fo:font-weight="bold" style:font-size-asian="11pt" style:font-weight-asian="bold"/>
    </style:style>
    <style:style style:name="T9" style:family="text">
      <style:text-properties style:font-name="Calibri" fo:font-size="11pt" fo:language="en" fo:country="US" style:text-underline-style="none" fo:font-weight="normal" style:font-size-asian="11pt" style:font-weight-asian="normal"/>
    </style:style>
    <style:style style:name="T10" style:family="text">
      <style:text-properties style:font-name="Calibri" fo:font-size="11pt" fo:language="en" fo:country="US" style:text-underline-style="none" style:font-size-asian="11pt"/>
    </style:style>
    <style:style style:name="T11" style:family="text">
      <style:text-properties style:font-name="Calibri" fo:font-size="11pt" fo:language="ru" fo:country="RU" style:text-underline-style="none" fo:font-weight="bold" style:font-size-asian="11pt" style:font-weight-asian="bold"/>
    </style:style>
    <style:style style:name="T12" style:family="text">
      <style:text-properties style:font-name="Calibri" fo:font-size="11pt" fo:language="ru" fo:country="RU" style:text-underline-style="none" fo:font-weight="normal" style:font-size-asian="11pt" style:font-weight-asian="normal"/>
    </style:style>
    <style:style style:name="T13" style:family="text">
      <style:text-properties style:font-name="Calibri" fo:font-size="11pt" fo:language="ru" fo:country="RU" style:text-underline-style="none" style:font-size-asian="11pt"/>
    </style:style>
    <style:style style:name="T14" style:family="text">
      <style:text-properties style:font-name="Calibri" fo:font-size="16pt" fo:language="ru" fo:country="RU" style:text-underline-style="none" fo:font-weight="bold" style:font-size-asian="16pt" style:font-weight-asian="bold"/>
    </style:style>
    <style:style style:name="T15" style:family="text">
      <style:text-properties style:font-name="Calibri" style:text-underline-style="none"/>
    </style:style>
    <style:style style:name="T16" style:family="text">
      <style:text-properties style:font-name="Calibri" style:text-underline-style="none" fo:font-weight="bold" style:font-weight-asian="bold"/>
    </style:style>
    <style:style style:name="T17" style:family="text">
      <style:text-properties style:font-name="Calibri" fo:language="en" fo:country="US" style:text-underline-style="none"/>
    </style:style>
    <style:style style:name="T18" style:family="text">
      <style:text-properties style:font-name="Calibri" fo:language="en" fo:country="US" style:text-underline-style="none" fo:font-weight="normal" style:font-weight-asian="normal"/>
    </style:style>
    <style:style style:name="T19" style:family="text">
      <style:text-properties style:font-name="Calibri" fo:language="en" fo:country="US" style:text-underline-style="none" fo:font-weight="bold" style:font-weight-asian="bold"/>
    </style:style>
    <style:style style:name="T20" style:family="text">
      <style:text-properties style:font-name="Calibri" fo:language="ru" fo:country="RU" style:text-underline-style="none"/>
    </style:style>
    <style:style style:name="T21" style:family="text">
      <style:text-properties style:font-name="Calibri" fo:language="ru" fo:country="RU" style:text-underline-style="none" fo:font-weight="normal" style:font-weight-asian="normal"/>
    </style:style>
    <style:style style:name="T22" style:family="text">
      <style:text-properties style:font-name="Calibri" fo:language="ru" fo:country="RU" style:text-underline-style="none" fo:font-weight="bold" style:font-weight-asian="bold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none"/>
    </style:style>
    <style:style style:name="T25" style:family="text">
      <style:text-properties fo:language="ru" fo:country="RU" style:text-underline-style="none" fo:font-weight="normal" style:font-weight-asian="normal"/>
    </style:style>
    <style:style style:name="T26" style:family="text">
      <style:text-properties fo:language="ru" fo:country="RU" style:text-underline-style="none" fo:font-weight="bold" style:font-weight-asian="bold"/>
    </style:style>
    <style:style style:name="T27" style:family="text">
      <style:text-properties fo:language="en" fo:country="US" style:text-underline-style="none"/>
    </style:style>
    <style:style style:name="T28" style:family="text">
      <style:text-properties fo:language="en" fo:country="US" style:text-underline-style="none" fo:font-weight="normal" style:font-weight-asian="normal"/>
    </style:style>
    <style:style style:name="T29" style:family="text">
      <style:text-properties fo:language="en" fo:country="US" style:text-underline-style="none"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1">7. Маркетинговая программа по раскрутке проекта.</text:span></text:p>
      <text:p text:style-name="P1"><text:span text:style-name="T30">Индустрия интерактивных развлечений является очень перспективной и быстрорастущей, а значит, требует разработки особых маркетинговых приёмов по продвижению и созданию проектов.</text:span></text:p>
      <text:p text:style-name="P1"><text:span text:style-name="T30">Классический тип рекламы как, например, в журналах, на телевиденье, баннеры в интернете <text:s/>— не самых эффективный способ продвижения проекта. Да, подобные методы предоставляют широкий охват аудитории, но есть несколько проблем</text:span><text:span text:style-name="T27">: </text:span><text:span text:style-name="T24">это дорого и относительно неэффективно, потребители всё чаще доверяют экспертам, друзьям посещают сайты агрегаторы; отсутствие обратной связи.</text:span></text:p>
      <text:p text:style-name="P1"><text:span text:style-name="T24">Традиционные инструменты продвижения не идеально подходят для индустрии интерактивных развлечений. Следовательно, нужно искать что-то новое. Этим новым механизмом может стать грамотное управление сообществом. Ядром любого игрового бизнеса является хорошая игра. Допустим, на рынке есть несколько хороших игр, принадлежащих одному жанру, и наша одна из них. Для продажи игры мы привлекаем специалиста по маркетингу со всеми его возможностями. Однако наши конкуренты не отстают — у них тоже есть отличные маркетологи. </text:span></text:p>
      <text:p text:style-name="P1"><text:span text:style-name="T24">Именно на этом этапе свой вклад вносит работа комьюнити-менеджмента. Счастливые и довольные игроки сами по себе являются рекламой игры, рассказывая об игре своим друзьям. Они приводят новых пользователей, уже заранее лояльных к нашему проекту. Трудно найти более эффективный маркетинговый канал, который приносит столько лояльных новых игроков. Качество работы комьюнити-менеджера очень сложно оценить так же, как результат работы отделов маркетинга или PR. Отслеживание эффективности становится очень сложной задачей, и это одна из причин, из-за которой по крайней мере в русскоязычных странах комьюнити-менеджмент не воспринимается как достаточно серьёзная и важная работа. </text:span></text:p>
      <text:p text:style-name="P1"><text:span text:style-name="T24">Если мы сможем правильно направить энтузиазм фанатов, они помогут нам сделать игру ещё лучше, оставляя отзывы о тех или иных нововведениях и </text:span><text:soft-page-break/><text:span text:style-name="T24">выделяя основные проблемы. </text:span></text:p>
      <text:p text:style-name="P1"><text:span text:style-name="T24">Развитое игровое сообщество может:</text:span></text:p>
      <text:p text:style-name="P1"><text:span text:style-name="T24">- Само рекламировать игру.</text:span></text:p>
      <text:p text:style-name="P1"><text:span text:style-name="T24">- Генерировать идеи для улучшения игры.</text:span></text:p>
      <text:p text:style-name="P1"><text:span text:style-name="T24">- Работать в качестве техподдержки, помогая другим игрокам.</text:span></text:p>
      <text:p text:style-name="P1"><text:span text:style-name="T24">- Писать гайды и обучать новичков.</text:span></text:p>
      <text:p text:style-name="P1"><text:span text:style-name="T24">- Регулировать внутренний порядок.</text:span></text:p>
      <text:p text:style-name="P2"/>
      <text:p text:style-name="P1"><text:span text:style-name="T24">Для начала нужно понять, что виртуальное сообщество — это группа людей, которые собираются на определённых площадках для обсуждения общих интересов, в нашем случае игр. Таким образом, это люди, которые будут обсуждают именно нашу игру. Сообщество может развиваться и без внешнего воздействия, но только приложив усилия вектор развития будет наиболее верным, что позволит избежать тонн негатива, </text:span><text:span text:style-name="T27">«</text:span><text:span text:style-name="T24">троллинга</text:span><text:span text:style-name="T27">» </text:span><text:span text:style-name="T24">и раздора среди игроков. Сразу же нужно оговорить, что невозможно полностью контролировать сообщество, однако в наших силах задавать правильный курс развития.</text:span></text:p>
      <text:p text:style-name="P1"><text:span text:style-name="T24">Для связи с сообществом можно использовать профессионального комьюнити-менеджера, или же при нехватке средств переложить эту функцию на самого подходящего члена команды. В любом случае это человек должен обладать следующими качествами:</text:span></text:p>
      <text:p text:style-name="P1"><text:span text:style-name="T24">- Ориентированность на игрока.</text:span></text:p>
      <text:p text:style-name="P1"><text:span text:style-name="T24">- Игровой эксперт, чувствует игру от и до.</text:span></text:p>
      <text:p text:style-name="P1"><text:span text:style-name="T24">- Обладает хорошими навыками коммуникации.</text:span></text:p>
      <text:p text:style-name="P1"><text:span text:style-name="T24">- Человек, который готов обучать других людей новому.</text:span></text:p>
      <text:p text:style-name="P1"><text:span text:style-name="T24">- Уравновешенный и уверенный в себе человек. Комьюнити-менеджер должен быть готов к тому, что на его сообщения пользователи могут </text:span><text:soft-page-break/><text:span text:style-name="T24">отреагировать агрессивно.</text:span></text:p>
      <text:p text:style-name="P1"><text:span text:style-name="T24">- Обладает огромным запасом терпения.</text:span></text:p>
      <text:p text:style-name="P1"><text:span text:style-name="T24">- Талантливый оратор.</text:span></text:p>
      <text:p text:style-name="P1"><text:span text:style-name="T24">- Писательский талант</text:span></text:p>
      <text:p text:style-name="P1"><text:span text:style-name="T24">В основном общение КМа проходит на форумах и различных площадках. Комьюнити-менеджер, который не сможет подготовить новость или грамотно ответить игрокам, вряд ли заработает уважение пользователей.</text:span></text:p>
      <text:p text:style-name="P3">Где же мы найдем свое сообщество?</text:p>
      <text:p text:style-name="P4"><text:span text:style-name="T25">Прежде чем начать работу с сообществом, об игре нужно донести информацию до самих пользователей. В условиях гигантской конкуренции необходимо начать рассказывать о своей игре как можно раньше, начать собирать пользователей и их мнения еще на этапе подготовки к релизу, изменять свой продукт так, чтобы он соответствовал ожиданиям и потребностям аудитории. </text:span></text:p>
      <text:p text:style-name="P4"><text:span text:style-name="T25">Одним из основных маркетинговых инструментов в подготовке к выпуску игры можно назвать блог разработчика. Мы будем писать о процессе разработки, о том, что и как мы делаете и почему принимаем те или иные решения. Практически на каждом крупном российском сайте об IT или предпринимательстве мы сможем писать свои статьи. Это, например, VC, DTF, AppTractor. Habr за </text:span><text:span text:style-name="T28">«</text:span><text:span text:style-name="T25">именованный</text:span><text:span text:style-name="T28">» </text:span><text:span text:style-name="T25">блог хочет много денег, однако анонимные рассказы о продуктах вполне принимает. Ведение собственного блога и рассказ о продукте также позволит наладить общение с пользователями, понимать их потребности и запросы, корректировать саму разработку в соответствии с этим.</text:span></text:p>
      <text:p text:style-name="P4"><text:span text:style-name="T25">Еще один интересный инструмент, который мы можем использовать до старта, это сайты вопросов и ответов. В англоязычной сети это, в первую очередь, Reddit, в русскоязычной — форумы, типа 4PDA, сайты с теми же вопросами и ответами, вроде Toster. Действовать на таких сайтах надо, конечно, с осторожностью и осознанностью и нельзя не признать, что маркетинг на QA-сайтах надо </text:span><text:span text:style-name="T28">«</text:span><text:span text:style-name="T25">уметь готовить</text:span><text:span text:style-name="T28">» </text:span><text:span text:style-name="T25">и это уже следующий </text:span><text:soft-page-break/><text:span text:style-name="T25">уровень продвижения, но, тем не менее, такие сайты могут дать нам много ценных пользователей и интересных </text:span><text:span text:style-name="T28">«</text:span><text:span text:style-name="T25">вопросов и ответов</text:span><text:span text:style-name="T28">».</text:span></text:p>
      <text:p text:style-name="P4"><text:span text:style-name="T25">Наконец, самым очевидным средством продвижения еще не готового проекта (и готового в том числе) являются социальные сети. Это позволит найти аудиторию и начать создавать сообщество заинтересованных людей еще до выпуска проекта. </text:span></text:p>
      <text:p text:style-name="P4"><text:span text:style-name="T26">На каких площадках находится мобильная аудитория России и СНГ</text:span><text:span text:style-name="T29">:</text:span></text:p>
      <text:p text:style-name="P4"><text:span text:style-name="T25">1. В социальных сетях (</text:span><text:span text:style-name="T28">«</text:span><text:span text:style-name="T25">ВКонтакте</text:span><text:span text:style-name="T28">», Facebook, Twitter). </text:span></text:p>
      <text:p text:style-name="P4"><text:span text:style-name="T25">2. На YouTube.</text:span></text:p>
      <text:p text:style-name="P4"><text:span text:style-name="T25">3. На сайтах. По большей части это СМИ.</text:span></text:p>
      <text:p text:style-name="P4"><text:span text:style-name="T25">4. В Instagram.</text:span></text:p>
      <text:p text:style-name="P4"><text:span text:style-name="T25">5. В играх.</text:span></text:p>
      <text:p text:style-name="P4"><text:span text:style-name="T25">Мобильную аудиторию необходимо искать именно на этих площадках.</text:span></text:p>
      <text:p text:style-name="P4"><text:span text:style-name="T26">СМИ</text:span></text:p>
      <text:p text:style-name="P4"><text:span text:style-name="T25">СМИ могут дать огромный охват при минимальных затратах бюджета — конечно, при условии, что все будет сделано грамотно. </text:span></text:p>
      <text:p text:style-name="P4"><text:span text:style-name="T26">Что мы планируем сделать</text:span><text:span text:style-name="T29">:</text:span></text:p>
      <text:p text:style-name="P4"><text:span text:style-name="T25">1. Составить список изданий, в которых мы планируем продвигаться. Нужно проанализировать, что может читать наша аудитория. </text:span></text:p>
      <text:list xml:id="list624230198" text:style-name="WWNum1">
        <text:list-item>
          <text:p text:style-name="P6"><text:span text:style-name="T25">ссылка на СМИ;</text:span></text:p>
        </text:list-item>
        <text:list-item>
          <text:p text:style-name="P6"><text:span text:style-name="T25">имя редактора;</text:span></text:p>
        </text:list-item>
        <text:list-item>
          <text:p text:style-name="P6"><text:span text:style-name="T25">его контакты;</text:span></text:p>
        </text:list-item>
        <text:list-item>
          <text:p text:style-name="P6"><text:span text:style-name="T25">предпочтения и интересы редактора;</text:span></text:p>
        </text:list-item>
        <text:list-item>
          <text:p text:style-name="P6"><text:span text:style-name="T25">какой посыл должен быть у статьи, чтобы понравиться редактору.</text:span></text:p>
        </text:list-item>
      </text:list>
      <text:p text:style-name="P4"><text:span text:style-name="T25">2. Написать напрямую главному редактору. </text:span></text:p>
      <text:p text:style-name="P4"><text:soft-page-break/><text:span text:style-name="T25">3. Записать, как отреагировал редактор, как долго он отвечал, какой эффект дала публикация, и так далее. Это может пригодиться в дальнейшем.</text:span></text:p>
      <text:p text:style-name="P4"><text:span text:style-name="T26">YouTube</text:span></text:p>
      <text:p text:style-name="P4"><text:span text:style-name="T25">В СНГ это все еще недооцененный инструмент для продвижения приложений, в отличие от Запада, где разработчики уже тратят намного больше сил и времени на продвижение в YouTube-блогах, чем в СМИ. Поэтому стоимость обзора у российского блогера может быть достаточно низкой, и обзор игры за какие-нибудь 10 тысяч рублей увидят 100 тысяч человек. </text:span></text:p>
      <text:p text:style-name="P4"><text:span text:style-name="T25">Как мы будем работать с блогерами:</text:span></text:p>
      <text:p text:style-name="P4"><text:span text:style-name="T25">1. Составим таблицу — так же, как и со СМИ. Нужно понять, что смотрит наша целевая аудитория.</text:span></text:p>
      <text:p text:style-name="P4"><text:span text:style-name="T25">2. Важно позволить блогеру сделать обзор максимально правдивым. Если что-то в игре ему не нравится — пусть скажет об этом. В любом случае за рамки он не выйдет. Рекламу в СНГ особенно не любят, поэтому чем честнее будет обзор, тем лучше.</text:span></text:p>
      <text:p text:style-name="P4"><text:span text:style-name="T25">3. Узнаем контакты и цены блогеров, написав им письмо на почту. Адрес они обычно оставляют в одной из вкладок на YouTube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05:34:52.121000000</dc:date>
    <meta:editing-duration>PT9S</meta:editing-duration>
    <meta:editing-cycles>1</meta:editing-cycles>
    <meta:document-statistic meta:table-count="0" meta:image-count="0" meta:object-count="0" meta:page-count="5" meta:paragraph-count="52" meta:word-count="1001" meta:character-count="7059" meta:non-whitespace-character-count="6097"/>
    <meta:generator>LibreOffice/6.4.2.2$Windows_x86 LibreOffice_project/4e471d8c02c9c90f512f7f9ead8875b57fcb1ec3</meta:generator>
  </office:meta>
</office:document-meta>
</file>